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a0697" officeooo:paragraph-rsid="001a0697"/>
    </style:style>
    <style:style style:name="P2" style:family="paragraph" style:parent-style-name="Standard">
      <style:text-properties officeooo:rsid="001a0697" officeooo:paragraph-rsid="001a28ad"/>
    </style:style>
    <style:style style:name="P3" style:family="paragraph" style:parent-style-name="Standard">
      <style:text-properties officeooo:rsid="001a28ad" officeooo:paragraph-rsid="001a28ad"/>
    </style:style>
    <style:style style:name="T1" style:family="text">
      <style:text-properties officeooo:rsid="001a06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going to be a long test file. The goal of this file is to test everything that has been created so far. UwU UwU UwU</text:p>
      <text:p text:style-name="P1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<text:soft-page-break/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<text:soft-page-break/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<text:soft-page-break/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<text:soft-page-break/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<text:soft-page-break/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<text:soft-page-break/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<text:soft-page-break/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<text:soft-page-break/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<text:soft-page-break/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<text:soft-page-break/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<text:soft-page-break/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<text:soft-page-break/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text:span text:style-name="T1">This is going to be a long test file. The goal of this file is to test everything that has been created so far. UwU UwU UwU</text:span></text:p>
      <text:p text:style-name="P2">I have no idea what I’m doing. I’m literally just writing random words that are beyond stream of consciousness incomprehensible.</text:p>
      <text:p text:style-name="P3">Tomorrow is going to be quite the interesting day, I’m sure as is today and every other d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2:20:48.039267777</meta:creation-date>
    <dc:date>2019-03-05T13:01:36.197107927</dc:date>
    <meta:editing-duration>PT23S</meta:editing-duration>
    <meta:editing-cycles>1</meta:editing-cycles>
    <meta:generator>LibreOffice/5.3.6.1$Linux_X86_64 LibreOffice_project/30$Build-1</meta:generator>
    <meta:document-statistic meta:table-count="0" meta:image-count="0" meta:object-count="0" meta:page-count="13" meta:paragraph-count="237" meta:word-count="7553" meta:character-count="40474" meta:non-whitespace-character-count="33158"/>
  </office:meta>
</office:document-meta>
</file>